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2">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b6b2" officeooo:paragraph-rsid="0016b6b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ugh draft of the documentation:</text:p>
      <text:p text:style-name="P1">The first part of the program, timeCoordinator.js, will convert the given time values (filed out by the user) to a consistent time value in standard UTC time. The user'lll be given options to set the time, and what format they’re putting the time in (mm/dd/yyyy, dd/mm/yyyy, military time, etc).</text:p>
      <text:p text:style-name="P1">Then the program outputs the time range in UTC at first, but one of the users may set a time offset to post the results in.</text:p>
      <text:p text:style-name="P1">timeComparer.js can use the times given by timeCoordinator to find time ranges that overlap. The users can select which times to compare this way, or which ones to exclude in the calculations, either one. After that, the script lists all time ranges that the user times have in common, or “no overlaps found”. The compared times should be automatically adjusted to the result offset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2">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2">
  <office:meta>
    <meta:creation-date>2024-07-07T17:42:41.266000000</meta:creation-date>
    <dc:date>2024-07-07T17:51:01.283000000</dc:date>
    <meta:editing-duration>PT8M19S</meta:editing-duration>
    <meta:editing-cycles>3</meta:editing-cycles>
    <meta:generator>LibreOffice/7.5.2.2$Windows_X86_64 LibreOffice_project/53bb9681a964705cf672590721dbc85eb4d0c3a2</meta:generator>
    <meta:document-statistic meta:table-count="0" meta:image-count="0" meta:object-count="0" meta:page-count="1" meta:paragraph-count="4" meta:word-count="144" meta:character-count="834" meta:non-whitespace-character-count="693"/>
  </office:meta>
</office:document-meta>
</file>